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e79d" officeooo:paragraph-rsid="0011e79d"/>
    </style:style>
    <style:style style:name="P2" style:family="paragraph" style:parent-style-name="Standard">
      <style:paragraph-properties fo:text-align="start" style:justify-single-word="false"/>
      <style:text-properties officeooo:rsid="0011e79d" officeooo:paragraph-rsid="0011e79d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11e79d" officeooo:paragraph-rsid="0011e79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1e79d" officeooo:paragraph-rsid="0011e79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2b111" officeooo:paragraph-rsid="0012b11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1e79d" officeooo:paragraph-rsid="0011e79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1e79d" officeooo:paragraph-rsid="0012b11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2b111" officeooo:paragraph-rsid="0012b11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68013" officeooo:paragraph-rsid="0016801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2b111" officeooo:paragraph-rsid="0012b111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weight="normal" officeooo:rsid="0012b111" officeooo:paragraph-rsid="0012b11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weight="normal" officeooo:rsid="00144cd6" officeooo:paragraph-rsid="00144cd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weight="normal" officeooo:rsid="00144cd6" officeooo:paragraph-rsid="0016248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144cd6" officeooo:paragraph-rsid="00144cd6" style:font-weight-asian="bold" style:font-weight-complex="bold"/>
    </style:style>
    <style:style style:name="T1" style:family="text">
      <style:text-properties officeooo:rsid="0012b111"/>
    </style:style>
    <style:style style:name="T2" style:family="text">
      <style:text-properties officeooo:rsid="00144cd6"/>
    </style:style>
    <style:style style:name="T3" style:family="text">
      <style:text-properties officeooo:rsid="00162485"/>
    </style:style>
    <style:style style:name="T4" style:family="text">
      <style:text-properties officeooo:rsid="001850a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TA’ DEGLI STUDI DI CATANIA</text:p>
      <text:p text:style-name="P1"/>
      <text:p text:style-name="P1"/>
      <text:p text:style-name="P1">D’Alessandro Marco Francesco <text:span text:style-name="T4">[O46001447]</text:span></text:p>
      <text:p text:style-name="P1">Iudica Rosario <text:span text:style-name="T4">[O46001281]</text:span></text:p>
      <text:p text:style-name="P2"/>
      <text:p text:style-name="P2"/>
      <text:p text:style-name="P2"/>
      <text:p text:style-name="P2"><text:span text:style-name="T1">Il Client IRC creato per questo progetto </text:span>è implementato attraverso l’uso di tre processi:</text:p>
      <text:list xml:id="list2277467464" text:style-name="L2">
        <text:list-item>
          <text:p text:style-name="P3">Client;</text:p>
        </text:list-item>
        <text:list-item>
          <text:p text:style-name="P3">Visualizer;</text:p>
        </text:list-item>
        <text:list-item>
          <text:p text:style-name="P3">Executer.</text:p>
        </text:list-item>
      </text:list>
      <text:p text:style-name="P2"/>
      <text:p text:style-name="P10">I processi comunicano tra loro mediante una coda di messaggi.</text:p>
      <text:p text:style-name="P2"/>
      <text:p text:style-name="P2"/>
      <text:p text:style-name="P4">Client:</text:p>
      <text:p text:style-name="P6">All’avvio, crea la coda di messaggi, aspetta i dati di accesso dal Visualizer, e stabilisce la connessione con il server IRC attraverso una socket TCP.</text:p>
      <text:p text:style-name="P7">In seguito crea due thread:</text:p>
      <text:p text:style-name="P7">-<text:span text:style-name="T1">Thread R: è </text:span>adibito alla ricezione dei messaggi dal server e al loro successivo invio al Visualizer;</text:p>
      <text:p text:style-name="P7">-<text:span text:style-name="T1">Thread W: si occupa della ricezione dei messaggi, dal Visualizer, e del loro successivo invio al server.</text:span></text:p>
      <text:p text:style-name="P7"/>
      <text:p text:style-name="P7"/>
      <text:p text:style-name="P5">Visualizer:</text:p>
      <text:p text:style-name="P8">All’avvio chiede all’utente di creare/modificare un file di configurazione contenente i dati necessari all’accesso al server, o di usare un eventuale file di configurazione preimpostato.</text:p>
      <text:p text:style-name="P8">In seguito invia al server i dati letti dal file e dopo aver ricevuto conferma di connessione dal client crea <text:span text:style-name="T2">due thread:</text:span></text:p>
      <text:p text:style-name="P11"><text:span text:style-name="T2">-Thread W: Stampa un menù con cui l’utente può interagire per comunicare con il server.</text:span></text:p>
      <text:p text:style-name="P12">-Thread R: Riceve i messaggi dal server e li stampa a schermo</text:p>
      <text:p text:style-name="P12"/>
      <text:p text:style-name="P14">Executer:</text:p>
      <text:p text:style-name="P13">E’ avviato in background e attende la ricezione di un<text:span text:style-name="T3">a particolare messaggio, mandato in una stanza o da qualcuno, contenente la stringa (“EXEC:”). Ricevuto il messaggio, esegue il comando, stampa l’output nel Visualizzatore e lo invia al richiedente tramite client.</text:span></text:p>
      <text:p text:style-name="P8"/>
      <text:p text:style-name="P6"/>
      <text:p text:style-name="P9">Problemi:</text:p>
      <text:p text:style-name="P9">Abbiamo avuto problemi nella composizione dei messaggi, risolti tramite l’uso di particolari funzioni mai usate finora e tramite lo studio del formato dei messaggi del protocollo IRC.</text:p>
      <text:p text:style-name="P9"/>
      <text:p text:style-name="P9">Bug:</text:p>
      <text:p text:style-name="P9">Un eventuale bug è presente nel menù a scelta, quando si inserisce sbadatamente una lettera piuttosto che un numero. Ciò è evitabile tramite l’acquisizione di un char al posto di un int.</text:p>
      <text:p text:style-name="P9">Inoltre potrebbe essere migliorata la forma, la visualizzazione e l’implementazione stes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0:01:31.181602336</meta:creation-date>
    <dc:date>2018-02-26T10:52:44.830256254</dc:date>
    <meta:editing-duration>PT9M2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1" meta:paragraph-count="25" meta:word-count="295" meta:character-count="1885" meta:non-whitespace-character-count="1618"/>
  </office:meta>
</office:document-meta>
</file>